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mailto:git@gitlab.info-ufr.univ-montp2.fr" text:style-name="Internet_20_link" text:visited-style-name="Visited_20_Internet_20_Link">git@gitlab.info-ufr.univ-montp2.fr</text:a>:e20200007056/liste.git</text:p>
      <text:p text:style-name="Standard">https://gitlab.info-ufr.univ-montp2.fr/e20200007056/liste.gi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2" meta:character-count="118" meta:non-whitespace-character-count="118"/>
  </office:meta>
</office:document-meta>
</file>